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056cm" svg:height="10.447cm" svg:x="27.093cm" svg:y="10.086cm">
            <draw:object draw:notify-on-update-of-ranges="Sheet1.A5:Sheet1.A5 Sheet1.A5:Sheet1.A15 Sheet1.B5:Sheet1.B15 Sheet1.E5:Sheet1.E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764cm" svg:height="10.869cm" svg:x="5.797cm" svg:y="10.116cm">
            <draw:object draw:notify-on-update-of-ranges="Sheet1.G12:Sheet1.G12 Sheet1.A5:Sheet1.A15 Sheet1.C5:Sheet1.C15 Sheet1.F5:Sheet1.F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ODIFIED ALGO</text:p>
          </table:table-cell>
          <table:table-cell table:number-columns-repeated="2"/>
          <table:table-cell office:value-type="string" calcext:value-type="string">
            <text:p>ORIGINAL ALG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DELAY</text:p>
          </table:table-cell>
          <table:table-cell office:value-type="string" calcext:value-type="string">
            <text:p>THROUGHPUT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4" calcext:value-type="float">
            <text:p>24</text:p>
          </table:table-cell>
          <table:table-cell office:value-type="float" office:value="0.05953" calcext:value-type="float">
            <text:p>0.059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851" calcext:value-type="float">
            <text:p>0.05851</text:p>
          </table:table-cell>
          <table:table-cell table:number-columns-repeated="7"/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491" calcext:value-type="float">
            <text:p>491</text:p>
          </table:table-cell>
          <table:table-cell office:value-type="float" office:value="0.09872" calcext:value-type="float">
            <text:p>0.09872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0.09825" calcext:value-type="float">
            <text:p>0.09825</text:p>
          </table:table-cell>
          <table:table-cell table:number-columns-repeated="7"/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1128" calcext:value-type="float">
            <text:p>1128</text:p>
          </table:table-cell>
          <table:table-cell office:value-type="float" office:value="0.13216" calcext:value-type="float">
            <text:p>0.13216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0.13012" calcext:value-type="float">
            <text:p>0.13012</text:p>
          </table:table-cell>
          <table:table-cell table:number-columns-repeated="5"/>
          <table:table-cell office:value-type="string" calcext:value-type="string">
            <text:p>ORANGE: </text:p>
          </table:table-cell>
          <table:table-cell office:value-type="string" calcext:value-type="string">
            <text:p>MODIFIED ALGO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567" calcext:value-type="float">
            <text:p>1567</text:p>
          </table:table-cell>
          <table:table-cell office:value-type="float" office:value="0.15475" calcext:value-type="float">
            <text:p>0.15475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float" office:value="0.14984" calcext:value-type="float">
            <text:p>0.14984</text:p>
          </table:table-cell>
          <table:table-cell table:number-columns-repeated="5"/>
          <table:table-cell office:value-type="string" calcext:value-type="string">
            <text:p>BLUE:</text:p>
          </table:table-cell>
          <table:table-cell office:value-type="string" calcext:value-type="string">
            <text:p>ORIGINAL ALGO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1807" calcext:value-type="float">
            <text:p>1807</text:p>
          </table:table-cell>
          <table:table-cell office:value-type="float" office:value="0.17163" calcext:value-type="float">
            <text:p>0.17163</text:p>
          </table:table-cell>
          <table:table-cell/>
          <table:table-cell office:value-type="float" office:value="1826" calcext:value-type="float">
            <text:p>1826</text:p>
          </table:table-cell>
          <table:table-cell office:value-type="float" office:value="0.16757" calcext:value-type="float">
            <text:p>0.16757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393" calcext:value-type="float">
            <text:p>2393</text:p>
          </table:table-cell>
          <table:table-cell office:value-type="float" office:value="0.18032" calcext:value-type="float">
            <text:p>0.18032</text:p>
          </table:table-cell>
          <table:table-cell/>
          <table:table-cell office:value-type="float" office:value="2388" calcext:value-type="float">
            <text:p>2388</text:p>
          </table:table-cell>
          <table:table-cell office:value-type="float" office:value="0.17187" calcext:value-type="float">
            <text:p>0.17187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965" calcext:value-type="float">
            <text:p>3965</text:p>
          </table:table-cell>
          <table:table-cell office:value-type="float" office:value="0.17165" calcext:value-type="float">
            <text:p>0.17165</text:p>
          </table:table-cell>
          <table:table-cell/>
          <table:table-cell office:value-type="float" office:value="3985" calcext:value-type="float">
            <text:p>3985</text:p>
          </table:table-cell>
          <table:table-cell office:value-type="float" office:value="0.1746" calcext:value-type="float">
            <text:p>0.1746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723" calcext:value-type="float">
            <text:p>4723</text:p>
          </table:table-cell>
          <table:table-cell office:value-type="float" office:value="0.1716" calcext:value-type="float">
            <text:p>0.1716</text:p>
          </table:table-cell>
          <table:table-cell/>
          <table:table-cell office:value-type="float" office:value="4706" calcext:value-type="float">
            <text:p>4706</text:p>
          </table:table-cell>
          <table:table-cell office:value-type="float" office:value="0.17187" calcext:value-type="float">
            <text:p>0.17187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984" calcext:value-type="float">
            <text:p>4984</text:p>
          </table:table-cell>
          <table:table-cell office:value-type="float" office:value="0.17742" calcext:value-type="float">
            <text:p>0.17742</text:p>
          </table:table-cell>
          <table:table-cell/>
          <table:table-cell office:value-type="float" office:value="4986" calcext:value-type="float">
            <text:p>4986</text:p>
          </table:table-cell>
          <table:table-cell office:value-type="float" office:value="0.17188" calcext:value-type="float">
            <text:p>0.17188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103" calcext:value-type="float">
            <text:p>5103</text:p>
          </table:table-cell>
          <table:table-cell office:value-type="float" office:value="0.17183" calcext:value-type="float">
            <text:p>0.17183</text:p>
          </table:table-cell>
          <table:table-cell/>
          <table:table-cell office:value-type="float" office:value="5113" calcext:value-type="float">
            <text:p>5113</text:p>
          </table:table-cell>
          <table:table-cell office:value-type="float" office:value="0.17146" calcext:value-type="float">
            <text:p>0.1714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77" calcext:value-type="float">
            <text:p>5177</text:p>
          </table:table-cell>
          <table:table-cell office:value-type="float" office:value="0.17742" calcext:value-type="float">
            <text:p>0.17742</text:p>
          </table:table-cell>
          <table:table-cell/>
          <table:table-cell office:value-type="float" office:value="5187" calcext:value-type="float">
            <text:p>5187</text:p>
          </table:table-cell>
          <table:table-cell office:value-type="float" office:value="0.17461" calcext:value-type="float">
            <text:p>0.1746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2" table:number-rows-repeated="6">
          <table:table-cell table:number-columns-repeated="13"/>
        </table:table-row>
        <table:table-row table:style-name="ro1" table:number-rows-repeated="3">
          <table:table-cell table:number-columns-repeated="13"/>
        </table:table-row>
        <table:table-row table:style-name="ro2" table:number-rows-repeated="3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2" table:number-rows-repeated="8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2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itd </meta:initial-creator>
    <meta:creation-date>2014-10-09T01:14:24.961100462</meta:creation-date>
    <dc:date>2014-10-09T01:35:10.780363078</dc:date>
    <dc:creator>iiitd </dc:creator>
    <meta:editing-duration>PT4M33S</meta:editing-duration>
    <meta:editing-cycles>1</meta:editing-cycles>
    <meta:document-statistic meta:table-count="1" meta:cell-count="66" meta:object-count="2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57cm" svg:height="10.448cm" xlink:href=".." xlink:type="simple" chart:class="chart:line" chart:style-name="ch1">
        <chart:title svg:x="6.659cm" svg:y="0.344cm" chart:style-name="ch2">
          <text:p>AVERAGE DELAY</text:p>
        </chart:title>
        <chart:legend chart:legend-position="end" svg:x="14.205cm" svg:y="4.676cm" style:legend-expansion="high" chart:style-name="ch3"/>
        <chart:plot-area chart:style-name="ch4" table:cell-range-address="Sheet1.A5:Sheet1.B15 Sheet1.E5:Sheet1.E15" chart:data-source-has-labels="both" svg:x="1.352cm" svg:y="1.773cm" svg:width="12.171cm" svg:height="7.486cm">
          <chartooo:coordinate-region svg:x="2.344cm" svg:y="1.972cm" svg:width="11.085cm" svg:height="6.64cm"/>
          <chart:axis chart:dimension="x" chart:name="primary-x" chart:style-name="ch5" chartooo:axis-type="auto">
            <chartooo:date-scale/>
            <chart:title svg:x="7.115cm" svg:y="9.467cm" chart:style-name="ch6">
              <text:p>PIR</text:p>
            </chart:title>
            <chart:categories table:cell-range-address="Sheet1.A5:Sheet1.A15"/>
          </chart:axis>
          <chart:axis chart:dimension="y" chart:name="primary-y" chart:style-name="ch5">
            <chart:title svg:x="0.451cm" svg:y="6.883cm" chart:style-name="ch7">
              <text:p>AVERAGE DELAY</text:p>
            </chart:title>
            <chart:grid chart:style-name="ch8" chart:class="major"/>
          </chart:axis>
          <chart:series chart:style-name="ch9" chart:values-cell-range-address="Sheet1.B5:Sheet1.B15" chart:class="chart:line">
            <chart:data-point chart:repeated="11"/>
          </chart:series>
          <chart:series chart:style-name="ch10" chart:values-cell-range-address="Sheet1.E5:Sheet1.E1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5:Sheet1.A15</svg:desc>
                </draw:g>
              </table:table-cell>
              <table:table-cell office:value-type="float" office:value="24">
                <text:p>24</text:p>
                <draw:g>
                  <svg:desc>Sheet1.B5:Sheet1.B15</svg:desc>
                </draw:g>
              </table:table-cell>
              <table:table-cell office:value-type="float" office:value="25">
                <text:p>25</text:p>
                <draw:g>
                  <svg:desc>Sheet1.E5:Sheet1.E15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491">
                <text:p>49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1128">
                <text:p>112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1567">
                <text:p>1567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1807">
                <text:p>1807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393">
                <text:p>2393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965">
                <text:p>3965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723">
                <text:p>4723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984">
                <text:p>4984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5103">
                <text:p>5103</text:p>
              </table:table-cell>
              <table:table-cell office:value-type="float" office:value="5113">
                <text:p>511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177">
                <text:p>5177</text:p>
              </table:table-cell>
              <table:table-cell office:value-type="float" office:value="5187">
                <text:p>5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65cm" svg:height="10.87cm" xlink:href=".." xlink:type="simple" chart:class="chart:line" chart:style-name="ch1">
        <chart:title svg:x="7.579cm" svg:y="0.353cm" chart:style-name="ch2">
          <text:p>THOROUGHPUT</text:p>
        </chart:title>
        <chart:legend svg:x="47.31cm" svg:y="32.036cm" style:legend-expansion="custom" chartooo:width="85.743cm" chartooo:height="71.617cm" style:legend-expansion-aspect-ratio="1.19724367119539" chart:style-name="ch3"/>
        <chart:plot-area chart:style-name="ch4" table:cell-range-address="Sheet1.G12:Sheet1.G12 Sheet1.A5:Sheet1.A15 Sheet1.C5:Sheet1.C15 Sheet1.F5:Sheet1.F15" chart:data-source-has-labels="both" svg:x="-0.681cm" svg:y="0.517cm" svg:width="18.132cm" svg:height="9.471cm">
          <chartooo:coordinate-region svg:x="0.231cm" svg:y="0.716cm" svg:width="17.126cm" svg:height="8.625cm"/>
          <chart:axis chart:dimension="x" chart:name="primary-x" chart:style-name="ch5" chartooo:axis-type="auto">
            <chartooo:date-scale/>
            <chart:title svg:x="8.063cm" svg:y="10.205cm" chart:style-name="ch6">
              <text:p>PIR</text:p>
            </chart:title>
            <chart:categories table:cell-range-address="Sheet1.A5:Sheet1.A15"/>
          </chart:axis>
          <chart:axis chart:dimension="y" chart:name="primary-y" chart:style-name="ch5">
            <chart:title svg:x="0cm" svg:y="6.553cm" chart:style-name="ch7">
              <text:p>THOROUGHPUT</text:p>
            </chart:title>
            <chart:grid chart:style-name="ch8" chart:class="major"/>
          </chart:axis>
          <chart:series chart:style-name="ch9" chart:values-cell-range-address="Sheet1.C5:Sheet1.C15" chart:class="chart:line">
            <chart:data-point chart:repeated="11"/>
          </chart:series>
          <chart:series chart:style-name="ch10" chart:values-cell-range-address="Sheet1.F5:Sheet1.F1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5:Sheet1.A15</svg:desc>
                </draw:g>
              </table:table-cell>
              <table:table-cell office:value-type="float" office:value="0.05953">
                <text:p>0.05953</text:p>
                <draw:g>
                  <svg:desc>Sheet1.C5:Sheet1.C15</svg:desc>
                </draw:g>
              </table:table-cell>
              <table:table-cell office:value-type="float" office:value="0.05851">
                <text:p>0.05851</text:p>
                <draw:g>
                  <svg:desc>Sheet1.F5:Sheet1.F15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9872">
                <text:p>0.09872</text:p>
              </table:table-cell>
              <table:table-cell office:value-type="float" office:value="0.09825">
                <text:p>0.09825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13216">
                <text:p>0.13216</text:p>
              </table:table-cell>
              <table:table-cell office:value-type="float" office:value="0.13012">
                <text:p>0.13012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15475">
                <text:p>0.15475</text:p>
              </table:table-cell>
              <table:table-cell office:value-type="float" office:value="0.14984">
                <text:p>0.14984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17163">
                <text:p>0.17163</text:p>
              </table:table-cell>
              <table:table-cell office:value-type="float" office:value="0.16757">
                <text:p>0.1675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8032">
                <text:p>0.18032</text:p>
              </table:table-cell>
              <table:table-cell office:value-type="float" office:value="0.17187">
                <text:p>0.1718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7165">
                <text:p>0.17165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1716">
                <text:p>0.1716</text:p>
              </table:table-cell>
              <table:table-cell office:value-type="float" office:value="0.17187">
                <text:p>0.1718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7742">
                <text:p>0.17742</text:p>
              </table:table-cell>
              <table:table-cell office:value-type="float" office:value="0.17188">
                <text:p>0.1718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7183">
                <text:p>0.17183</text:p>
              </table:table-cell>
              <table:table-cell office:value-type="float" office:value="0.17146">
                <text:p>0.1714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7742">
                <text:p>0.17742</text:p>
              </table:table-cell>
              <table:table-cell office:value-type="float" office:value="0.17461">
                <text:p>0.17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